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N° dossier FRP opposé</text:p>
          </table:table-cell>
          <table:table-cell office:value-type="string">
            <text:p>N° dossier 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100.0</text:p>
          </table:table-cell>
          <table:table-cell office:value-type="string">
            <text:p>2023-02-22</text:p>
          </table:table-cell>
          <table:table-cell office:value-type="string">
            <text:p>A25A230123456789</text:p>
          </table:table-cell>
          <table:table-cell office:value-type="string">
            <text:p>2023000374</text:p>
          </table:table-cell>
          <table:table-cell office:value-type="string">
            <text:p>1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B830 du 01/06/2023</text:p>
          </table:table-cell>
          <table:table-cell office:value-type="string">
            <text:p>AAB830</text:p>
          </table:table-cell>
          <table:table-cell office:value-type="string">
            <text:p>2023-03-31 11:27:40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0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3000375</text:p>
          </table:table-cell>
          <table:table-cell office:value-type="string">
            <text:p>2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n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642809</text:p>
          </table:table-cell>
          <table:table-cell office:value-type="string">
            <text:p>203744</text:p>
          </table:table-cell>
          <table:table-cell office:value-type="string">
            <text:p>500.0</text:p>
          </table:table-cell>
          <table:table-cell office:value-type="string">
            <text:p>2023-02-24</text:p>
          </table:table-cell>
          <table:table-cell office:value-type="string">
            <text:p>A25J220123456789</text:p>
          </table:table-cell>
          <table:table-cell office:value-type="string">
            <text:p>2023000376</text:p>
          </table:table-cell>
          <table:table-cell office:value-type="string">
            <text:p>500.0</text:p>
          </table:table-cell>
          <table:table-cell office:value-type="string">
            <text:p>110</text:p>
          </table:table-cell>
          <table:table-cell office:value-type="string">
            <text:p>DR/DDFIP 0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9921428</text:p>
          </table:table-cell>
          <table:table-cell office:value-type="string">
            <text:p>n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400.0</text:p>
          </table:table-cell>
          <table:table-cell office:value-type="string">
            <text:p>2023-02-10</text:p>
          </table:table-cell>
          <table:table-cell office:value-type="string">
            <text:p>A25I220123456789</text:p>
          </table:table-cell>
          <table:table-cell office:value-type="string">
            <text:p>2023000377</text:p>
          </table:table-cell>
          <table:table-cell office:value-type="string">
            <text:p>400.0</text:p>
          </table:table-cell>
          <table:table-cell office:value-type="string">
            <text:p>322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5179369</text:p>
          </table:table-cell>
          <table:table-cell office:value-type="string">
            <text:p>n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00.0</text:p>
          </table:table-cell>
          <table:table-cell office:value-type="string">
            <text:p>2023-02-22</text:p>
          </table:table-cell>
          <table:table-cell office:value-type="string">
            <text:p>A25C230123456789</text:p>
          </table:table-cell>
          <table:table-cell office:value-type="string">
            <text:p>2023000354</text:p>
          </table:table-cell>
          <table:table-cell office:value-type="string">
            <text:p>300.0</text:p>
          </table:table-cell>
          <table:table-cell office:value-type="string">
            <text:p>30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230.0</text:p>
          </table:table-cell>
          <table:table-cell office:value-type="string">
            <text:p>2023-02-12</text:p>
          </table:table-cell>
          <table:table-cell office:value-type="string">
            <text:p>A25H220123456789</text:p>
          </table:table-cell>
          <table:table-cell office:value-type="string">
            <text:p>2023000355</text:p>
          </table:table-cell>
          <table:table-cell office:value-type="string">
            <text:p>230.0</text:p>
          </table:table-cell>
          <table:table-cell office:value-type="string">
            <text:p>422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5179369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0.0</text:p>
          </table:table-cell>
          <table:table-cell office:value-type="string">
            <text:p>2023-02-10</text:p>
          </table:table-cell>
          <table:table-cell office:value-type="string">
            <text:p>A25D220123456789</text:p>
          </table:table-cell>
          <table:table-cell office:value-type="string">
            <text:p>2023000310</text:p>
          </table:table-cell>
          <table:table-cell office:value-type="string">
            <text:p>400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 </text:p>
          </table:table-cell>
          <table:table-cell office:value-type="string">
            <text:p>203743</text:p>
          </table:table-cell>
          <table:table-cell office:value-type="string">
            <text:p>125.0</text:p>
          </table:table-cell>
          <table:table-cell office:value-type="string">
            <text:p>2023-02-10</text:p>
          </table:table-cell>
          <table:table-cell office:value-type="string">
            <text:p>A25E220123456789</text:p>
          </table:table-cell>
          <table:table-cell office:value-type="string">
            <text:p>2023000311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0</text:p>
          </table:table-cell>
          <table:table-cell office:value-type="string">
            <text:p>A25F220123456789</text:p>
          </table:table-cell>
          <table:table-cell office:value-type="string">
            <text:p>2023000312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2023-02-10</text:p>
          </table:table-cell>
          <table:table-cell office:value-type="string">
            <text:p>A25G220123456789</text:p>
          </table:table-cell>
          <table:table-cell office:value-type="string">
            <text:p>2023000356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